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outline1">
      <style:graphic-properties fo:min-height="13.2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13pt" style:font-size-asian="13pt" style:font-size-complex="13pt"/>
    </style:style>
    <style:style style:name="P9" style:family="paragraph">
      <style:paragraph-properties style:writing-mode="lr-tb"/>
      <style:text-properties fo:font-size="13pt"/>
    </style:style>
    <style:style style:name="P10" style:family="paragraph">
      <style:paragraph-properties style:writing-mode="lr-tb"/>
      <style:text-properties fo:font-size="1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text-properties fo:font-size="13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paragraph-properties fo:margin-left="0cm" fo:margin-right="0cm" fo:margin-top="0cm" fo:margin-bottom="0.373cm" fo:text-indent="0cm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/>
    </style:style>
    <style:style style:name="T4" style:family="text">
      <style:text-properties style:use-window-font-color="true" loext:opacity="0%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LARAVEL MASTER 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.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MasterMigrations</text:p>
          </draw:text-box>
        </draw:frame>
        <draw:frame presentation:style-name="pr5" draw:text-style-name="P6" draw:layer="layout" svg:width="27.305cm" svg:height="12.358cm" svg:x="1.27cm" svg:y="3.175cm" presentation:class="outline" presentation:user-transformed="true">
          <draw:text-box>
            <text:list text:style-name="L2">
              <text:list-item>
                <text:p><text:span text:style-name="T1">Php artisan </text:span><text:span text:style-name="T1"><text:a xlink:href="db:show" xlink:type="simple">db:show</text:a></text:span><text:span text:style-name="T1"><text:s/></text:span></text:p>
              </text:list-item>
              <text:list-item>
                <text:p><text:span text:style-name="T1">Php artisan migrate:status : which migs did run</text:span></text:p>
              </text:list-item>
              <text:list-item>
                <text:p><text:span text:style-name="T1"><text:s/></text:span><text:span text:style-name="T1">-- pretend flag show which migs are about migrate</text:span></text:p>
              </text:list-item>
              <text:list-item>
                <text:p><text:span text:style-name="T1">Php artisan migrate:reset : <text:s/>rollsback the migs </text:span></text:p>
              </text:list-item>
              <text:list-item>
                <text:p><text:span text:style-name="T1">-- force overrides the migs all data will be lost</text:span></text:p>
              </text:list-item>
              <text:list-item>
                <text:p><text:span text:style-name="T1">Php artisan migrate:rollback – step=2 <text:s/>: rollsback latest 2 migs </text:span></text:p>
              </text:list-item>
              <text:list-item>
                <text:p><text:span text:style-name="T1">Php artisan migrate:refresh :: rollsback every mig and runs again</text:span></text:p>
              </text:list-item>
              <text:list-item>
                <text:p><text:span text:style-name="T1">Php artisan migrate:fresh <text:s/>-- drops table </text:span></text:p>
              </text:list-item>
              <text:list-item>
                <text:p><text:span text:style-name="T1">Php artisan schema:dump <text:s/>:: dumps the db <text:s/>, -- prune also delets all migs</text:span></text:p>
              </text:list-item>
              <text:list-item>
                <text:p><text:span text:style-name="T1">Alter tables : add new mig <text:s text:c="2"/>php artisan make:migration add_soft_deletes_in_posts_table – table=posts </text:span></text:p>
              </text:list-item>
              <text:list-item>
                <text:p><text:span text:style-name="T1">$table→renameColumn('description','content');</text:span></text:p>
              </text:list-item>
            </text:list>
            <text:list text:style-name="L3">
              <text:list-item>
                <text:p text:style-name="P4"><text:span text:style-name="T1">Php artisan make:migration drop_deleted_at_column_from_posts_table – table = posts</text:span></text:p>
              </text:list-item>
            </text:list>
            <text:list text:style-name="L2">
              <text:list-item>
                <text:p text:style-name="P5"><text:span text:style-name="T1">$table→dropColumn('deleted_at');</text:span></text:p>
              </text:list-item>
              <text:list-item>
                <text:p text:style-name="P5"><text:span text:style-name="T1">$table→dropColumn(['deleted_at',‘col2‘,‘col3‘ .. <text:s/>]); // drop multi cols</text:span></text:p>
              </text:list-item>
              <text:list-item>
                <text:p text:style-name="P5"><text:span text:style-name="T1">$table→dropSoftDeletes() <text:s/>, $table→dropTimeStamps() <text:s/>worx as well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Factories &amp; Seeders</text:p>
          </draw:text-box>
        </draw:frame>
        <draw:frame presentation:style-name="pr5" draw:text-style-name="P8" draw:layer="layout" svg:width="24.765cm" svg:height="11.723cm" svg:x="1.27cm" svg:y="3.517cm" presentation:class="outline" presentation:user-transformed="true">
          <draw:text-box>
            <text:list text:style-name="L2">
              <text:list-item>
                <text:p><text:span text:style-name="T2">Factory : based on model , test purpose generates huge amount of data </text:span></text:p>
              </text:list-item>
              <text:list-item>
                <text:p><text:span text:style-name="T2">Seeders : insert data important for sys , not bulk data </text:span></text:p>
              </text:list-item>
              <text:list-item>
                <text:p><text:span text:style-name="T2">Php artisan make:factory PostFactory <text:s/>, make:model Post -f <text:s/>(generates factory auto)</text:span></text:p>
              </text:list-item>
              <text:list-item>
                <text:p><text:span text:style-name="T2"><text:s/></text:span><text:span text:style-name="T2">Post::factory(5)→create(); <text:s text:c="3"/>// inside the seeder or inside DatabaseSeeder.php </text:span></text:p>
              </text:list-item>
              <text:list-item>
                <text:p><text:span text:style-name="T2">Php artisan </text:span><text:span text:style-name="T2"><text:a xlink:href="db:seed" xlink:type="simple">db:seed</text:a></text:span><text:span text:style-name="T2"><text:s text:c="2"/>-- class=PostSeeder <text:s text:c="2"/>/// seeds a specific class</text:span></text:p>
              </text:list-item>
              <text:list-item>
                <text:p><text:span text:style-name="T2">Php artisan tinker : <text:s text:c="2"/>can give php commands</text:span></text:p>
              </text:list-item>
              <text:list-item>
                <text:p><text:span text:style-name="T2">Seeder :: register it inside DatabaseSeeder.php <text:s text:c="2"/>as class <text:s/>, php artisan </text:span><text:span text:style-name="T2"><text:a xlink:href="db:seed" xlink:type="simple">db:seed</text:a></text:span><text:span text:style-name="T2"><text:s text:c="2"/>// seed all </text:span></text:p>
              </text:list-item>
              <text:list-item>
                <text:p><text:span text:style-name="T2">$posts = collect( [ <text:s/>[ 1st ] [ 2nd ] … <text:s text:c="2"/>] ) <text:s/>→ $posts→each(function($post){ Post::insert($post) })</text:span></text:p>
              </text:list-item>
              <text:list-item>
                <text:p><text:span text:style-name="T2">Php aritisan migrate:refresh -– seed</text:span></text:p>
              </text:list-item>
              <text:list-item>
                <text:p><text:span text:style-name="T2"><text:s text:c="3"/></text:span><text:span text:style-name="T2">$json = </text:span><text:span text:style-name="T2"><text:a xlink:href="../../../../../:get('database/json/posts.json" xlink:type="simple">File::get('database/json/posts.json</text:a></text:span><text:span text:style-name="T2">'); <text:s text:c="2"/>/// inside seeder can use json </text:span></text:p>
              </text:list-item>
              <text:list-item>
                <text:p><text:span text:style-name="T2"><text:s text:c="3"/></text:span><text:span text:style-name="T2">$posts = collect(json_decode($json)); // cast json to collection</text:span></text:p>
              </text:list-item>
              <text:list-item>
                <text:p><text:span text:style-name="T2"><text:s text:c="2"/></text:span><text:span text:style-name="T2">$this-&gt;call([</text:span></text:p>
              </text:list-item>
              <text:list-item>
                <text:p><text:span text:style-name="T2"><text:s text:c="12"/></text:span><text:span text:style-name="T2">PostsTableSeeder::class,</text:span></text:p>
              </text:list-item>
              <text:list-item>
                <text:p><text:span text:style-name="T2"><text:s text:c="12"/></text:span><text:span text:style-name="T2">UsersTableSeeder::class</text:span></text:p>
              </text:list-item>
              <text:list-item>
                <text:p><text:span text:style-name="T2"><text:s text:c="8"/></text:span><text:span text:style-name="T2">]); <text:s text:c="3"/>/// calls multi seeder as array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$table→bigIncrements('post_id')→from(1000);</text:span></text:p>
              </text:list-item>
              <text:list-item>
                <text:p><text:span text:style-name="T3">$table→foreign('user_id')→references('id')→on('users')→cascadeOnDelete(); <text:s/>// FK ref on users table</text:span></text:p>
              </text:list-item>
              <text:list-item>
                <text:p><text:span text:style-name="T3">$table→foreignId('user_id')→constrained('users')→cascadeOnDelete(); <text:s/>/// same </text:span></text:p>
              </text:list-item>
              <text:list-item>
                <text:p><text:span text:style-name="T3">Info table : php artisan </text:span><text:span text:style-name="T3"><text:a xlink:href="db:table" xlink:type="simple">db:table</text:a></text:span><text:span text:style-name="T3"><text:s/>table-name</text:span></text:p>
              </text:list-item>
              <text:list-item>
                <text:p><text:span text:style-name="T3">QueryBuilder : alt to raw sql , chain method for complex queries </text:span></text:p>
              </text:list-item>
              <text:list-item>
                <text:p><text:span text:style-name="T3">Make:controller PostController – resource <text:s text:c="2"/>: <text:s/>Route::resource('/posts',PostController::class);</text:span></text:p>
              </text:list-item>
              <text:list-item>
                <text:p><text:span text:style-name="T3">DB:: facade uses functions without an instance of a class / model <text:s/>CRUD <text:s/></text:span><text:span text:style-name="T3"><text:a xlink:href="db::table" xlink:type="simple">DB::table</text:a></text:span><text:span text:style-name="T3">(‘table_name‘ ) <text:s/>… -→get() / first()</text:span></text:p>
              </text:list-item>
              <text:list-item>
                <text:p><text:span text:style-name="T3">AddSelect , Where <text:s/>, first <text:s text:c="3"/>, <text:s/>value( column ) <text:s text:c="2"/>: only single val from a record <text:s/>, find(id ) : 1 row</text:span></text:p>
              </text:list-item>
              <text:list-item>
                <text:p><text:span text:style-name="T3">Pluck( val ) <text:s/>: single value as an array </text:span></text:p>
              </text:list-item>
              <text:list-item>
                <text:p><text:span text:style-name="T3">→ </text:span><text:span text:style-name="T3">insert( [ ‘col‘=&gt; $val <text:s/>….. <text:s/>]) ; <text:s text:c="2"/>send an array min 1 val </text:span></text:p>
              </text:list-item>
              <text:list-item>
                <text:p><text:span text:style-name="T3">→ </text:span><text:span text:style-name="T3">insertOrIgnore ( [ ] ) <text:s/>:: <text:s/>simply ignores the dublicate error </text:span></text:p>
              </text:list-item>
              <text:list-item>
                <text:p><text:span text:style-name="T3">→ </text:span><text:span text:style-name="T3">upsert :: performing insert or update operations on large datasets, <text:s/>accepts 2 arrays , array of values , array of unique cols for matching</text:span></text:p>
              </text:list-item>
              <text:list-item>
                <text:p><text:span text:style-name="T3">→ </text:span><text:span text:style-name="T3">insertGetId <text:s/>: <text:s/>allows to insert a recort and return inserted id , accepts an array</text:span></text:p>
              </text:list-item>
              <text:list-item>
                <text:p><text:span text:style-name="T4">→ </text:span><text:span text:style-name="T4">update( </text:span><text:span text:style-name="T3">[ ‘col‘=&gt; $val <text:s/>….. <text:s/>]) must be used with <text:s/>where ()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"><text:span text:style-name="T5">→ </text:span><text:span text:style-name="T5">orWhere ( ) <text:s/>adds another condition to update / select query</text:span></text:p>
              </text:list-item>
              <text:list-item>
                <text:p text:style-name="P1"><text:span text:style-name="T5">Increment / decrement <text:s/>, can be used only int columns -→increment( ‘col‘, x ) <text:s/>x is optional def is 1 </text:span></text:p>
              </text:list-item>
              <text:list-item>
                <text:p text:style-name="P1"><text:span text:style-name="T5">→ </text:span><text:span text:style-name="T5">incrementEach( [ col1, col2 .. <text:s/>] , x <text:s/>), <text:s/>increments multi cols with use where </text:span></text:p>
              </text:list-item>
              <text:list-item>
                <text:p text:style-name="P1"><text:span text:style-name="T5">→ </text:span><text:span text:style-name="T5">upOrInsert ( [key=&gt;val pairs ], [ criteria <text:s/>id=&gt; 2222 ] ) <text:s/>: updates existing rec or inserts a new on if not exists</text:span></text:p>
              </text:list-item>
              <text:list-item>
                <text:p text:style-name="P1"><text:span text:style-name="T5">→ </text:span><text:span text:style-name="T5">delete() <text:s text:c="2"/>must be used with where or deletes all </text:span></text:p>
              </text:list-item>
              <text:list-item>
                <text:p text:style-name="P1"><text:span text:style-name="T5">→ </text:span><text:span text:style-name="T5">truncate() <text:s/>: empties table</text:span></text:p>
              </text:list-item>
              <text:list-item>
                <text:p text:style-name="P1"><text:span text:style-name="T5">→ </text:span><text:span text:style-name="T5">count() <text:s/>gives number <text:s text:c="2"/>→ avg (col) <text:s text:c="3"/>avarage of given col <text:s/>→ max / min ( col )</text:span></text:p>
              </text:list-item>
              <text:list-item>
                <text:p text:style-name="P1"><text:span text:style-name="T5">→ </text:span><text:span text:style-name="T5">whereNot ( some condition ) <text:s/>, <text:s/>→ orWhereNot( ) <text:s/>is used with where </text:span></text:p>
              </text:list-item>
              <text:list-item>
                <text:p text:style-name="P1"><text:span text:style-name="T5">→ </text:span><text:span text:style-name="T5">exists( <text:s/>) <text:s/>/ → doesntExists() used with where returns true/false</text:span></text:p>
              </text:list-item>
              <text:list-item>
                <text:p text:style-name="P1"><text:span text:style-name="T5">→</text:span><text:span text:style-name="T5">whereBetween / whereNotBetween ( col , [ lowest , highest ] )</text:span></text:p>
              </text:list-item>
              <text:list-item>
                <text:p text:style-name="P1"><text:span text:style-name="T5">Dd ($var) : dump &amp; die , dump($var) <text:s/>: script continues running</text:span></text:p>
              </text:list-item>
              <text:list-item>
                <text:p text:style-name="P1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'user_id'=&gt; DB::table('users')-&gt;inRandomOrder()-&gt;value('id'), </text:span></text:p>
              </text:list-item>
              <text:list-item>
                <text:p><text:span text:style-name="T2"><text:s/></text:span><text:span text:style-name="T2"><text:a xlink:href="db::transaction(function()" xlink:type="simple">DB::transaction(function()</text:a></text:span><text:span text:style-name="T2"><text:s/>{ <text:s text:c="2"/>all executions must be done or none <text:s/>});</text:span></text:p>
              </text:list-item>
              <text:list-item>
                <text:p><text:span text:style-name="T2">Pessimistic locking : prevents data only processed one user <text:s text:c="2"/>-→lockForUpdate() <text:s/>in a query , locks the row until transaction is completed prevent other users modify same rec , will have to wait untill transaction complete</text:span></text:p>
              </text:list-item>
              <text:list-item>
                <text:p><text:span text:style-name="T2">→</text:span><text:span text:style-name="T2">sharedLock () <text:s text:c="2"/>: other users can still read the locked rows but cant modify untill lock is released</text:span></text:p>
              </text:list-item>
              <text:list-item>
                <text:p><text:span text:style-name="T2">-→chunk( number <text:s/>, function($posts){ <text:s/>execute them all use foreach($posts as $post){ … } <text:s text:c="2"/>} <text:s/>) <text:s/>method , retrieves data in smaller manageble <text:s text:c="2"/>“chunks“ <text:s/>rather than getting all data big diff in performance , chunks and executes page by page <text:s/></text:span></text:p>
              </text:list-item>
              <text:list-item>
                <text:p><text:span text:style-name="T2">Lazy() <text:s/>method used to retreive large num of recs without fcking servers memory ! It doesnt return a simple collection , but it returns an instance of lazy collections </text:span></text:p>
              </text:list-item>
              <text:list-item>
                <text:p><text:span text:style-name="T2">→ </text:span><text:span text:style-name="T2">lazy()→each (function($post) { do smt <text:s/>} );</text:span></text:p>
              </text:list-item>
              <text:list-item>
                <text:p><text:span text:style-name="T2">→ </text:span><text:span text:style-name="T2">lazyById() <text:s text:c="2"/>: retrieve a single rec by id used with → first() <text:s text:c="2"/></text:span></text:p>
              </text:list-item>
              <text:list-item>
                <text:p><text:span text:style-name="T2">→</text:span><text:span text:style-name="T2">selectRaw <text:s/>: allows to select raw expressions instead of cols , </text:span></text:p>
              </text:list-item>
              <text:list-item>
                <text:p><text:span text:style-name="T2">→</text:span><text:span text:style-name="T2">selectRaw(“count(*) as post_count“)-→first()</text:span></text:p>
              </text:list-item>
              <text:list-item>
                <text:p><text:span text:style-name="T2">-→whereRaw(“ created_at &gt; NOW() - INTERVAL 1 DAY “ <text:s/>)</text:span></text:p>
              </text:list-item>
              <text:list-item>
                <text:p><text:span text:style-name="T2">havingRaw('COUNT(column2) &gt; 5') applies a condition using a raw SQL expression in the HAVING clause. This condition checks that the count of column2 is greater than 5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"><text:span text:style-name="T5">Orderby method allows you to sort your query results by col asc or desc , can be multi orderby</text:span></text:p>
              </text:list-item>
              <text:list-item>
                <text:p text:style-name="P1"><text:span text:style-name="T5">Latest / oldest : <text:s/>order by created_at timestamp in desc or asc, can also pass a col as arg </text:span></text:p>
              </text:list-item>
              <text:list-item>
                <text:p text:style-name="P1"><text:span text:style-name="T5">Full text indexes are used when efficiently seach for words or phrase in a txt </text:span></text:p>
              </text:list-item>
              <text:list-item>
                <text:p text:style-name="P1"><text:span text:style-name="T5">$table→text('description')→change()→fulltext(); <text:s text:c="4"/>change txt to fulltext with a mig <text:s/>, adds fulltext index to the col </text:span></text:p>
              </text:list-item>
              <text:list-item>
                <text:p text:style-name="P1"><text:span text:style-name="T5">→ </text:span><text:span text:style-name="T5">whereFullText(colname , key/phrase ) <text:s/>// not casesensitive </text:span></text:p>
              </text:list-item>
              <text:list-item>
                <text:p text:style-name="P1"><text:span text:style-name="T5">→ </text:span><text:span text:style-name="T5">orWhereFullText(colname,key)</text:span></text:p>
              </text:list-item>
              <text:list-item>
                <text:p text:style-name="P1"><text:span text:style-name="T5">→ </text:span><text:span text:style-name="T5">limit(num) <text:s/>: max num of recs to return , → offset(num) <text:s text:c="2"/>skip num of recs </text:span></text:p>
              </text:list-item>
              <text:list-item>
                <text:p text:style-name="P1"><text:span text:style-name="T5">→ </text:span><text:span text:style-name="T5">when(function($query) { <text:s/>return $query→where(… ) }) <text:s/></text:span></text:p>
              </text:list-item>
              <text:list-item>
                <text:p text:style-name="P1"><text:span text:style-name="T5">→ </text:span><text:span text:style-name="T5">reorder(col , asc/desc) →get () <text:s text:c="2"/>, remove orderby from a result and reorders </text:span></text:p>
              </text:list-item>
              <text:list-item>
                <text:p text:style-name="P1"><text:span text:style-name="T5">→ </text:span><text:span text:style-name="T5">paginate(per_page) <text:s/>, in view : <text:s text:c="2"/>{{ $posts-&gt;links() }}</text:span></text:p>
              </text:list-item>
              <text:list-item>
                <text:p text:style-name="P1"><text:span text:style-name="T5"><text:s/>→</text:span><text:span text:style-name="T5">simplePaginate(3); <text:s/>// prev + next <text:s/>uses less mem <text:s/>, more efficient with large datasets <text:s/>, default is 15</text:span></text:p>
              </text:list-item>
              <text:list-item>
                <text:p text:style-name="P1"><text:span text:style-name="T5"><text:s text:c="4"/>→</text:span><text:span text:style-name="T5">cursorPaginate(num); <text:s text:c="2"/>needs →orderBy('id') /// faster </text:span></text:p>
              </text:list-item>
              <text:list-item>
                <text:p text:style-name="P1"><text:span text:style-name="T5"><text:s text:c="4"/></text:span></text:p>
              </text:list-item>
              <text:list-item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loquent ORM</text:p>
          </draw:text-box>
        </draw:frame>
        <draw:frame presentation:style-name="pr5" draw:text-style-name="P8" draw:layer="layout" svg:width="24.765cm" svg:height="11.723cm" svg:x="1.27cm" svg:y="3.517cm" presentation:class="outline" presentation:user-transformed="true">
          <draw:text-box>
            <text:list text:style-name="L2">
              <text:list-item>
                <text:p><text:span text:style-name="T3">Slower than raw sql , adds an abstract layer between dev-db </text:span></text:p>
              </text:list-item>
              <text:list-item>
                <text:p><text:span text:style-name="T3">protected $primaryKey= 'id'; <text:s/>$table <text:s text:c="2"/>can modify def vals in model</text:span></text:p>
              </text:list-item>
              <text:list-item>
                <text:p><text:span text:style-name="T3">public $incrementing = false ; <text:s text:c="4"/>// <text:s text:c="2"/>AI of PK </text:span></text:p>
              </text:list-item>
              <text:list-item>
                <text:p><text:span text:style-name="T3">protected $keyType = 'string'; <text:s/>// datatype of PK <text:s/>, <text:s/>public $timestamps = false; <text:s/>/// TS is false <text:s/>manage manually . Def date format is Y-m-d H :i :s <text:s/>but can be mod by protected $dateFormat = ‘YmdsHi smt ‘</text:span></text:p>
              </text:list-item>
              <text:list-item>
                <text:p><text:span text:style-name="T3">const <text:s/>CREATED_AT / UPDATED_AT = somenewname <text:s/>can be mod </text:span></text:p>
              </text:list-item>
              <text:list-item>
                <text:p><text:span text:style-name="T3">protected $attributes <text:s/>= ["user_id"=&gt;2 , 'is_published'=&gt;false ]; <text:s/>/// def values</text:span></text:p>
              </text:list-item>
              <text:list-item>
                <text:p><text:span text:style-name="T3">protected $connection = 'sqllite'; <text:s text:c="2"/>/// can use diffrent kind of conn for that model</text:span></text:p>
              </text:list-item>
              <text:list-item>
                <text:p><text:span text:style-name="T3"><text:s text:c="5"/></text:span><text:span text:style-name="T3">protected $fillable = ['title','description','slug' ]; /// for protection of the table over model, list of fields allowed for mass assignment</text:span></text:p>
              </text:list-item>
              <text:list-item>
                <text:p><text:span text:style-name="T3"><text:s text:c="5"/></text:span><text:span text:style-name="T3">protected $guarded = ['is_published' ]; // <text:s/>not needed to use together <text:s/>, guarded cant be filled</text:span></text:p>
              </text:list-item>
              <text:list-item>
                <text:p><text:span text:style-name="T3">Where orderby paginate get count find <text:s/>all same </text:span></text:p>
              </text:list-item>
              <text:list-item>
                <text:p><text:span text:style-name="T3">→ </text:span><text:span text:style-name="T3">firstWhere ( condition ) : first rec matches condition</text:span></text:p>
              </text:list-item>
              <text:list-item>
                <text:p><text:span text:style-name="T3">→ </text:span><text:span text:style-name="T3">findOrFail(id) <text:s/>: throws exception can be handled by script , used with P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"><text:span text:style-name="T5">→ </text:span><text:span text:style-name="T5">where( condition )→ findOrFail() ; <text:s/>can be used rather than another col no PK </text:span></text:p>
              </text:list-item>
              <text:list-item>
                <text:p text:style-name="P1"><text:span text:style-name="T5">Model instance refers to an instance of a model class, which is a representation of a db table</text:span></text:p>
              </text:list-item>
              <text:list-item>
                <text:p text:style-name="P1"><text:span text:style-name="T5">Model insert ensures data is properly validated and formatted</text:span></text:p>
              </text:list-item>
              <text:list-item>
                <text:p text:style-name="P1"><text:span text:style-name="T6">→ </text:span><text:span text:style-name="T6">fill( [ key=&gt;value <text:s/>…. <text:s/>] ) ; <text:s/></text:span><text:span text:style-name="T5"><text:s/>must be <text:s/>used with <text:s/>→ save() ; <text:s/>/ Model::create([ key=&gt; values <text:s/>]);</text:span></text:p>
              </text:list-item>
              <text:list-item>
                <text:p text:style-name="P1"><text:span text:style-name="T5">→ </text:span><text:span text:style-name="T5">firstOrCreate( [ conditions <text:s/>] <text:s/>, [ key=&gt;val pairs ] ) , → firstOrNew() <text:s text:c="2"/>requires → save()</text:span></text:p>
              </text:list-item>
              <text:list-item>
                <text:p text:style-name="P1"><text:span text:style-name="T5">firstOrCreate() retrieves the first record matching the provided attributes or creates a new record in the database if no match is found, automatically saving it.</text:span></text:p>
              </text:list-item>
              <text:list-item>
                <text:p text:style-name="P1"><text:span text:style-name="T5">firstOrNew() retrieves the first record matching the provided attributes or creates a new model instance that is not yet saved to the database, requiring an explicit save() call to persist changes.</text:span></text:p>
              </text:list-item>
              <text:list-item>
                <text:p text:style-name="P1"><text:span text:style-name="T5">Update can be over instance or where(condition) <text:s text:c="2"/>→ update ( [ key=&gt; val pairs] <text:s/>) can be mass update</text:span></text:p>
              </text:list-item>
              <text:list-item>
                <text:p text:style-name="P1"><text:span text:style-name="T5">→ </text:span><text:span text:style-name="T5">isDirty() <text:s/>returns true/false at least one of cols inside the selected rec been modified</text:span></text:p>
              </text:list-item>
              <text:list-item>
                <text:p text:style-name="P1"><text:span text:style-name="T5">→ </text:span><text:span text:style-name="T5">isDirty(col_name) <text:s/>: checks given col <text:s/>, <text:s/>[ col array <text:s/>] <text:s/>can be used for multi cols , <text:s/>isDirty() is false after save() <text:s text:c="2"/>not dirty anymore! </text:span></text:p>
              </text:list-item>
              <text:list-item>
                <text:p text:style-name="P1"><text:span text:style-name="T5">→ </text:span><text:span text:style-name="T5">isClean() <text:s text:c="2"/>rec is not mod after last save ? True : False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p text:style-name="P1"><text:span text:style-name="T5"/></text:p>
            <text:list text:style-name="L3">
              <text:list-item>
                <text:p text:style-name="P1"><text:span text:style-name="T5">→ </text:span><text:span text:style-name="T5">wasChanged(col <text:s/>/ <text:s/>[ cols array ] ) <text:s/>: <text:s text:c="2"/>after save() <text:s text:c="2"/>? true : false </text:span></text:p>
              </text:list-item>
              <text:list-item>
                <text:p text:style-name="P1"><text:span text:style-name="T5">→ </text:span><text:span text:style-name="T5">updateOrCreate( [conditions], [key=&gt;vals array] )</text:span></text:p>
              </text:list-item>
              <text:list-item>
                <text:p text:style-name="P1"><text:span text:style-name="T5">→ </text:span><text:span text:style-name="T5">upsert( [where condition(s) also key=&gt;vals ] ) <text:s/>; </text:span></text:p>
              </text:list-item>
              <text:list-item>
                <text:p text:style-name="P1"><text:span text:style-name="T5">→ </text:span><text:span text:style-name="T5">destroy([ id array ]) ; // deletes multi recs return num while delete returns true/false</text:span></text:p>
              </text:list-item>
              <text:list-item>
                <text:p text:style-name="P1"><text:span text:style-name="T5">→ </text:span><text:span text:style-name="T5">withTrashed() → get () return recs also softDeleted </text:span></text:p>
              </text:list-item>
              <text:list-item>
                <text:p text:style-name="P1"><text:span text:style-name="T5">→ </text:span><text:span text:style-name="T5">restore() <text:s/>, <text:s/>where and withTrashed <text:s/>restores rec softDeleted</text:span></text:p>
              </text:list-item>
              <text:list-item>
                <text:p text:style-name="P1"><text:span text:style-name="T5">→ </text:span><text:span text:style-name="T5">forceDelete() <text:s/>/// deletes without SOFT <text:s/>permanently </text:span></text:p>
              </text:list-item>
              <text:list-item>
                <text:p text:style-name="P1"><text:span text:style-name="T5">Prune <text:s/>:: permenantly deletes outdated data from table <text:s/>, to use it add Prunable trait to model first , <text:s/>than add fx <text:s/>includes condition to prune <text:s/></text:span><text:span text:style-name="T5"><text:line-break/></text:span><text:span text:style-name="T5">public function prunable():Builder <text:s/>{ <text:s text:c="2"/>return static:where(‘deleted_at‘,‘&lt;=‘,now()-&gt;subMonth()) <text:s/>} <text:s text:c="3"/>/// prunes data deleted a month ago </text:span></text:p>
              </text:list-item>
              <text:list-item>
                <text:p text:style-name="P1"><text:span text:style-name="T5">Also add Kernel.php , scheduler <text:s/>→ <text:s text:c="2"/>$schedule→command('model:prune')→daily();</text:span></text:p>
              </text:list-item>
              <text:list-item>
                <text:p text:style-name="P1"><text:span text:style-name="T5">→ </text:span><text:span text:style-name="T5">replicate()→ fill( [ unique cols key=&gt;vals ] ) ; <text:s text:c="3"/>replicate / doubles a rec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"><text:span text:style-name="T5">Php artisan make:scope ScopeName </text:span></text:p>
              </text:list-item>
              <text:list-item>
                <text:p text:style-name="P1"><text:span text:style-name="T5">Global scope allows to add constraits to all queries that run against a particular model</text:span></text:p>
              </text:list-item>
              <text:list-item>
                <text:p text:style-name="P1"><text:span text:style-name="T5">Scopes located in Models dir , write constraits in the Scope Class</text:span><text:span text:style-name="T5"><text:line-break/></text:span><text:span text:style-name="T5"> <text:s text:c="3"/>public function apply(Builder $builder, Model $model): void</text:span></text:p>
                <text:p text:style-name="P1"><text:span text:style-name="T5"><text:s text:c="4"/></text:span><text:span text:style-name="T5">{ <text:s text:c="7"/>$builder-&gt;where('balance','&gt;',num); <text:s text:c="3"/>}</text:span></text:p>
              </text:list-item>
              <text:list-item>
                <text:p text:style-name="P1"><text:span text:style-name="T5">Then you must appy the scope inside the related Model as fx named booted, which is User here</text:span></text:p>
                <text:p text:style-name="P1"><text:span text:style-name="T5"><text:s text:c="4"/></text:span><text:span text:style-name="T5">protected static function booted():void <text:s text:c="4"/>{</text:span></text:p>
                <text:p text:style-name="P1"><text:span text:style-name="T5"><text:s text:c="8"/></text:span><text:span text:style-name="T5">static::addGlobalScope(new BalanceVerifiedScope()); <text:s text:c="3"/>} <text:s/>/// <text:s text:c="2"/>now model will return only the recs with balance&gt;num </text:span></text:p>
              </text:list-item>
              <text:list-item>
                <text:p text:style-name="P1"><text:span text:style-name="T5">→ </text:span><text:span text:style-name="T5">withoutGlobalScopes()→ get() <text:s/>; <text:s/>/// get rid of globalscopes </text:span></text:p>
              </text:list-item>
              <text:list-item>
                <text:p text:style-name="P1"><text:span text:style-name="T5">Local Scopes : <text:s/>eloquent enables to define set of reusable queries on Models </text:span></text:p>
              </text:list-item>
              <text:list-item>
                <text:p text:style-name="P1"><text:span text:style-name="T5">LS named as scopePublished() and <text:s/>, and used as → published() <text:s/>only </text:span></text:p>
              </text:list-item>
              <text:list-item>
                <text:p text:style-name="P1"><text:span text:style-name="T5"><text:s text:c="3"/></text:span><text:span text:style-name="T5">public function scopeWithUserData(Builder $builder){ //// return joined data</text:span></text:p>
              </text:list-item>
              <text:list-item>
                <text:p text:style-name="P1"><text:span text:style-name="T5"><text:s text:c="8"/></text:span><text:span text:style-name="T5">return $builder-&gt;join('users','posts.user_id','=','users.id')-&gt;select(); <text:s text:c="4"/>} <text:s/>/// Post::withUserData() … </text:span></text:p>
              </text:list-item>
              <text:list-item>
                <text:p text:style-name="P1"><text:span text:style-name="T5">Data is used as an index of a rec , <text:s/>$post→name <text:s/>not obj within an obj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"><text:span text:style-name="T5">Dynamic Scoper allows you to specify the conditions that you want to filter by </text:span></text:p>
              </text:list-item>
              <text:list-item>
                <text:p text:style-name="P1"><text:span text:style-name="T5"><text:s/></text:span><text:span text:style-name="T5">public function scopePublishedByUser(Builder $builder,$user_id){ <text:s text:c="36"/>return $builder-&gt;where('user_id',$user_id); <text:s text:c="4"/>} <text:s text:c="2"/>/// can pass many vars during runtime</text:span></text:p>
              </text:list-item>
              <text:list-item>
                <text:p text:style-name="P1"><text:span text:style-name="T5">Make a Trait and use it in model, <text:s/>thats cleaner ! </text:span></text:p>
              </text:list-item>
              <text:list-item>
                <text:p text:style-name="P1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Relationships</text:p>
          </draw:text-box>
        </draw:frame>
        <draw:frame presentation:style-name="pr5" draw:text-style-name="P8" draw:layer="layout" svg:width="24.765cm" svg:height="11.723cm" svg:x="1.27cm" svg:y="3.517cm" presentation:class="outline" presentation:user-transformed="true">
          <draw:text-box>
            <text:list text:style-name="L2">
              <text:list-item>
                <text:p><text:span text:style-name="T3">OneToOne <text:s/>:: <text:s text:c="2"/>return $this→hasOne(Contact::class); <text:s text:c="2"/>will be added Also Contact model as inverse of hasOne : <text:s text:c="4"/>return $this→belongsTo(User::class);</text:span></text:p>
              </text:list-item>
              <text:list-item>
                <text:p><text:span text:style-name="T3">$user→contact()→ create( [ key=&gt;value <text:s/>] ) /// creates realated rec over same instance</text:span></text:p>
              </text:list-item>
              <text:list-item>
                <text:p><text:span text:style-name="T3">OnetoMany / BelongsTo : <text:s text:c="5"/>public function posts():HasMany { <text:s text:c="5"/></text:span></text:p>
                <text:p><text:span text:style-name="T3">return $this-&gt;hasMany(Post::class,'user_id','id'); <text:s text:c="3"/>} <text:s/>//// <text:s/>$post→user→name </text:span></text:p>
              </text:list-item>
              <text:list-item>
                <text:p><text:span text:style-name="T3">HasOne and HasMany relation requires belongsTo <text:s text:c="3"/>over the related model </text:span></text:p>
              </text:list-item>
              <text:list-item>
                <text:p><text:span text:style-name="T3">ManyToMany : <text:s/>requires a pivot table :: make:migration create_post_tag_table</text:span></text:p>
              </text:list-item>
              <text:list-item>
                <text:p><text:span text:style-name="T3">This pivot table has 2 FK post_id &amp; tag_id nothing else , in each model belongsToMany function</text:span></text:p>
                <text:p><text:span text:style-name="T3">return $this→belongsToMany(OtherModel::class,'post_tag');</text:span></text:p>
              </text:list-item>
              <text:list-item>
                <text:p><text:span text:style-name="T3">→</text:span><text:span text:style-name="T3">tags()→ attach([ ids ]) <text:s/>: <text:s/>attaches the ids to given obj , <text:s/>insert data into pivot table </text:span></text:p>
              </text:list-item>
              <text:list-item>
                <text:p><text:span text:style-name="T3">→ </text:span><text:span text:style-name="T3">tags() → detach() : detach all tags from rec , or pass an id array </text:span></text:p>
              </text:list-item>
              <text:list-item>
                <text:p><text:span text:style-name="T3">→</text:span><text:span text:style-name="T3">tags()→ <text:s/>updateExistingPivot( tag_id , [ ‘tag_id‘=&gt;new_tag_id]) <text:s/>, updates same pivot rec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2cm" svg:y="0.852cm" presentation:class="outline" presentation:user-transformed="true">
          <draw:text-box>
            <text:list text:style-name="L3">
              <text:list-item>
                <text:p text:style-name="P1"><text:span text:style-name="T5">EagerLoading : <text:s/>fetch associated data along with the primary model <text:s text:c="2"/>, use with( relation ) load necessary data upfront , instad Model::all() <text:s/>, use eagerloading when you need related data for a collection of models and use lazy loading ( all ) when you dont</text:span></text:p>
              </text:list-item>
              <text:list-item>
                <text:p text:style-name="P1"><text:span text:style-name="T5">HasOneThrough Relationship allows you to define a direct association between 2 models through a 3rd intermediate model , useful when you need to access data of intermediate model to retrieve data of 2nd model</text:span></text:p>
              </text:list-item>
              <text:list-item>
                <text:p text:style-name="P1"><text:span text:style-name="T5"><text:s/></text:span><text:span text:style-name="T5">public function companyPhoneNumber(){ ///6 arg </text:span></text:p>
                <text:p text:style-name="P1"><text:span text:style-name="T5"><text:s text:c="8"/></text:span><text:span text:style-name="T5">return $this-&gt;hasOneThrough(</text:span></text:p>
                <text:p text:style-name="P1"><text:span text:style-name="T5"><text:s text:c="16"/></text:span><text:span text:style-name="T5">PhoneNumber::class, // model that own the relationship</text:span></text:p>
                <text:p text:style-name="P1"><text:span text:style-name="T5"><text:s text:c="17"/></text:span><text:span text:style-name="T5">Company::class, // model we are joining </text:span></text:p>
                <text:p text:style-name="P1"><text:span text:style-name="T5"><text:s text:c="18"/></text:span><text:span text:style-name="T5">'user_id', // name of FK on joinin table</text:span></text:p>
                <text:p text:style-name="P1"><text:span text:style-name="T5"><text:s text:c="18"/></text:span><text:span text:style-name="T5">'company_id', // name of FK the model joinin on phone_numbers table </text:span></text:p>
                <text:p text:style-name="P1"><text:span text:style-name="T5"><text:s text:c="18"/></text:span><text:span text:style-name="T5">'id',// name of local key </text:span></text:p>
                <text:p text:style-name="P1"><text:span text:style-name="T5"><text:s text:c="18"/></text:span><text:span text:style-name="T5">'id' // name of the local key we are joing on </text:span></text:p>
                <text:p text:style-name="P1"><text:span text:style-name="T5"><text:s text:c="18"/></text:span><text:span text:style-name="T5">/// if naming is right you dont need last 4 only 2 class names are required</text:span></text:p>
                <text:p text:style-name="P1"><text:span text:style-name="T5"><text:s text:c="8"/></text:span><text:span text:style-name="T5">); <text:s text:c="3"/>} <text:s/>/// <text:s/></text:span></text:p>
              </text:list-item>
              <text:list-item>
                <text:p text:style-name="P1"><text:span text:style-name="T5"><text:s text:c="9"/></text:span><text:span text:style-name="T5">return $user-&gt;companyPhoneNumber()-&gt;get()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0">User::with(‘companyPhoneNumber‘)→get() <text:s text:c="2"/>/// phone_number <text:s/>has FK company_id joins companies table , companies table has FK user_id joins users table <text:s/></text:p>
              </text:list-item>
              <text:list-item>
                <text:p text:style-name="P10"><text:span text:style-name="T5">HasOne of Many :: <text:s text:c="2"/>return $this→hasOne(Job::class)→latestOfMany(); <text:s text:c="3"/>//</text:span></text:p>
                <text:p text:style-name="P10"><text:span text:style-name="T5"><text:s/></text:span><text:span text:style-name="T5">return $this→hasOne(Job::class)→oldestOfMany(); <text:s/>//// $user-&gt;latestjob()-&gt;get() </text:span></text:p>
              </text:list-item>
              <text:list-item>
                <text:p text:style-name="P10"><text:span text:style-name="T5">HasManyThrough : <text:s/>users has country_id , posts have user_id </text:span></text:p>
                <text:p text:style-name="P10"><text:span text:style-name="T5"><text:s text:c="2"/></text:span><text:span text:style-name="T5">public function posts() : HasManyThrough</text:span></text:p>
                <text:p text:style-name="P10"><text:span text:style-name="T5"><text:s text:c="4"/></text:span><text:span text:style-name="T5">{</text:span></text:p>
                <text:p text:style-name="P10"><text:span text:style-name="T5"><text:s text:c="8"/></text:span><text:span text:style-name="T5">return $this-&gt;hasManyThrough(Post::class,User::class,</text:span></text:p>
                <text:p text:style-name="P10"><text:span text:style-name="T5"><text:s text:c="20"/></text:span><text:span text:style-name="T5">'country_id','user_id','id','id'</text:span></text:p>
                <text:p text:style-name="P10"><text:span text:style-name="T5"><text:s text:c="12"/></text:span><text:span text:style-name="T5">);</text:span></text:p>
                <text:p text:style-name="P10"><text:span text:style-name="T5"><text:s text:c="4"/></text:span><text:span text:style-name="T5">}</text:span></text:p>
                <text:p text:style-name="P10"><text:span text:style-name="T5">country rec is binded to posts via users table , <text:s text:c="2"/>$country-&gt;posts <text:s/>returns all posts of every user assigned with that country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olymorphic Relationships</text:p>
          </draw:text-box>
        </draw:frame>
        <draw:frame presentation:style-name="pr5" draw:text-style-name="P8" draw:layer="layout" svg:width="24.765cm" svg:height="11.723cm" svg:x="1.27cm" svg:y="3.517cm" presentation:class="outline" presentation:user-transformed="true">
          <draw:text-box>
            <text:list text:style-name="L2">
              <text:list-item>
                <text:p text:style-name="P12">PMR means a model can be related more than one model , this is slow !</text:p>
              </text:list-item>
              <text:list-item>
                <text:p text:style-name="P12">1-1 <text:s/>: pm related model has a MorphTo type relation , <text:s/>other models have MorphOne type relation first arg is related class, 2nd arg is relation name </text:p>
              </text:list-item>
              <text:list-item>
                <text:p text:style-name="P12"><text:span text:style-name="T3"><text:s text:c="4"/></text:span><text:span text:style-name="T3">public function imageable():MorphTo</text:span></text:p>
                <text:p text:style-name="P12"><text:span text:style-name="T3"><text:s text:c="4"/></text:span><text:span text:style-name="T3">{ <text:s text:c="7"/>return $this→morphTo(); <text:s text:c="4"/>} <text:s/>/// Image </text:span></text:p>
              </text:list-item>
              <text:list-item>
                <text:p text:style-name="P12"><text:span text:style-name="T3"><text:s text:c="4"/></text:span><text:span text:style-name="T3">public function image() : MorphOne</text:span></text:p>
                <text:p text:style-name="P12"><text:span text:style-name="T3"><text:s text:c="4"/></text:span><text:span text:style-name="T3">{ <text:s text:c="11"/>return $this-&gt;morphOne(Image::class,'imageable'); <text:s text:c="3"/>} <text:s/>/// all other models has to have </text:span></text:p>
              </text:list-item>
              <text:list-item>
                <text:p text:style-name="P12"><text:span text:style-name="T3"><text:s text:c="4"/></text:span><text:span text:style-name="T3">$image = $user→image()→create(['url'=&gt;'http://xxx.com/3.jpg']); // adds rec imageble_id = user.id , imageable_type = User</text:span></text:p>
              </text:list-item>
              <text:list-item>
                <text:p text:style-name="P12"><text:span text:style-name="T3">Usage : <text:s/>return $user→image; <text:s text:c="3"/></text:span></text:p>
              </text:list-item>
              <text:list-item>
                <text:p text:style-name="P12"><text:span text:style-name="T3"><text:s text:c="4"/></text:span><text:span text:style-name="T3">$postsWithImages = Post::whereHas('image',function($query){</text:span></text:p>
                <text:p text:style-name="P12"><text:span text:style-name="T3"><text:s text:c="12"/></text:span><text:span text:style-name="T3">$query-&gt;where('url','like','%jpg%');</text:span></text:p>
                <text:p text:style-name="P12"><text:span text:style-name="T3"><text:s text:c="8"/></text:span><text:span text:style-name="T3">})-&gt;get();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3"><text:span text:style-name="T2">One-to-many PMR </text:span></text:p>
              </text:list-item>
              <text:list-item>
                <text:p text:style-name="P13"><text:span text:style-name="T2"><text:s/></text:span><text:span text:style-name="T2">public function commentable():MorphTo{ <text:s text:c="3"/>return $this-&gt;morphTo(); <text:s text:c="3"/>} <text:s text:c="2"/>/// comment model relation</text:span></text:p>
              </text:list-item>
              <text:list-item>
                <text:p text:style-name="P13"><text:span text:style-name="T2"><text:s text:c="4"/></text:span><text:span text:style-name="T2">public function comments(): MorphMany <text:s text:c="3"/>{ <text:s text:c="2"/></text:span></text:p>
                <text:p text:style-name="P13"><text:span text:style-name="T2"><text:s/></text:span><text:span text:style-name="T2">return $this-morphMany(Comment::class,'commentable'); <text:s text:c="3"/>} //// other models has to have that rel</text:span></text:p>
              </text:list-item>
              <text:list-item>
                <text:p text:style-name="P13"><text:span text:style-name="T2">$post→comments()→create(['body'=&gt;fake()→sentence]); <text:s text:c="3"/>// add comment to a post rec</text:span></text:p>
              </text:list-item>
              <text:list-item>
                <text:p text:style-name="P13"><text:span text:style-name="T2">$video→comments()→create(['body'=&gt;fake()→sentence]); <text:s/>//// get comments as $video→comments</text:span></text:p>
              </text:list-item>
              <text:list-item>
                <text:p text:style-name="P13"><text:span text:style-name="T2">Many-to-Many PMR </text:span></text:p>
              </text:list-item>
              <text:list-item>
                <text:p text:style-name="P14"><text:span text:style-name="T7">unsignedBigInteger(tag_id) + </text:span><text:span text:style-name="T2">unsignedBigInteger(taggable_id) + string(taggable_type) : Taggable model</text:span></text:p>
              </text:list-item>
              <text:list-item>
                <text:p text:style-name="P14"><text:span text:style-name="T2">Inside Tag model : public function taggables () <text:s/>{ return this→morphToMany(Taggable::class, taggable) } </text:span></text:p>
              </text:list-item>
              <text:list-item>
                <text:p text:style-name="P14"><text:span text:style-name="T2">Inside Post model <text:s/>: <text:s/>public function tags () { <text:s/>return this→morphToMany(Tag::class, taggable)</text:span></text:p>
              </text:list-item>
              <text:list-item>
                <text:p text:style-name="P14"><text:span text:style-name="T2">Can use tags post videos all models and attach-detach <text:s/>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061cm" svg:height="14.898cm" svg:x="1.271cm" svg:y="0.852cm" presentation:class="outline" presentation:user-transformed="true">
          <draw:text-box>
            <text:list text:style-name="L3">
              <text:list-item>
                <text:p text:style-name="P12">composer require laravel/breeze –dev</text:p>
              </text:list-item>
              <text:list-item>
                <text:p text:style-name="P12">php artisan breeze:install <text:s/>- this command generate authentication view routes and controllers needed</text:p>
              </text:list-item>
              <text:list-item>
                <text:p text:style-name="P12">Then migrate , <text:s/>npm install + npm run dev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8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8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18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8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18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8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4:52:05.934292918</meta:creation-date>
    <meta:editing-duration>P7DT4H42M56S</meta:editing-duration>
    <meta:editing-cycles>244</meta:editing-cycles>
    <meta:generator>LibreOffice/7.4.5.1$Linux_X86_64 LibreOffice_project/40$Build-1</meta:generator>
    <dc:title>Vivid</dc:title>
    <dc:date>2023-12-26T20:46:52.339655645</dc:date>
    <meta:document-statistic meta:object-count="104"/>
  </office:meta>
</office:document-meta>
</file>